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1f07" officeooo:paragraph-rsid="001f1f07"/>
    </style:style>
    <style:style style:name="P2" style:family="paragraph" style:parent-style-name="Standard">
      <style:paragraph-properties fo:text-align="center" style:justify-single-word="false"/>
      <style:text-properties officeooo:rsid="001f1f07" officeooo:paragraph-rsid="001f1f07"/>
    </style:style>
    <style:style style:name="P3" style:family="paragraph" style:parent-style-name="Standard">
      <style:text-properties officeooo:rsid="00200a09" officeooo:paragraph-rsid="00200a09"/>
    </style:style>
    <style:style style:name="P4" style:family="paragraph" style:parent-style-name="Standard">
      <style:text-properties officeooo:rsid="00200a09" officeooo:paragraph-rsid="0020df6f"/>
    </style:style>
    <style:style style:name="P5" style:family="paragraph" style:parent-style-name="Standard">
      <style:text-properties officeooo:rsid="0020df6f" officeooo:paragraph-rsid="0020df6f"/>
    </style:style>
    <style:style style:name="P6" style:family="paragraph" style:parent-style-name="Standard">
      <style:text-properties officeooo:rsid="0022bf80" officeooo:paragraph-rsid="0022bf80"/>
    </style:style>
    <style:style style:name="P7" style:family="paragraph" style:parent-style-name="Standard">
      <style:text-properties officeooo:rsid="002468d2" officeooo:paragraph-rsid="002468d2"/>
    </style:style>
    <style:style style:name="P8" style:family="paragraph" style:parent-style-name="Standard">
      <style:text-properties officeooo:rsid="0025fe50" officeooo:paragraph-rsid="0025fe50"/>
    </style:style>
    <style:style style:name="P9" style:family="paragraph" style:parent-style-name="Standard">
      <style:text-properties officeooo:rsid="0026ec35" officeooo:paragraph-rsid="0026ec35"/>
    </style:style>
    <style:style style:name="P10" style:family="paragraph" style:parent-style-name="Standard">
      <style:text-properties officeooo:rsid="0027ab4a" officeooo:paragraph-rsid="0027ab4a"/>
    </style:style>
    <style:style style:name="P11" style:family="paragraph" style:parent-style-name="Standard">
      <style:text-properties officeooo:rsid="00288baa" officeooo:paragraph-rsid="00288baa"/>
    </style:style>
    <style:style style:name="P12" style:family="paragraph" style:parent-style-name="Heading_20_3">
      <style:paragraph-properties fo:break-before="page"/>
    </style:style>
    <style:style style:name="P13" style:family="paragraph" style:parent-style-name="Standard">
      <style:paragraph-properties fo:break-before="page"/>
      <style:text-properties officeooo:rsid="0026ec35" officeooo:paragraph-rsid="002f74a8"/>
    </style:style>
    <style:style style:name="P14" style:family="paragraph" style:parent-style-name="Standard">
      <style:text-properties officeooo:rsid="0025fe50" officeooo:paragraph-rsid="0025fe50"/>
    </style:style>
    <style:style style:name="P15" style:family="paragraph" style:parent-style-name="Standard">
      <style:text-properties officeooo:rsid="0033b50e" officeooo:paragraph-rsid="0033b50e"/>
    </style:style>
    <style:style style:name="T1" style:family="text">
      <style:text-properties officeooo:rsid="00200a09"/>
    </style:style>
    <style:style style:name="T2" style:family="text">
      <style:text-properties officeooo:rsid="0020df6f"/>
    </style:style>
    <style:style style:name="T3" style:family="text">
      <style:text-properties officeooo:rsid="0022bf80"/>
    </style:style>
    <style:style style:name="T4" style:family="text">
      <style:text-properties fo:font-size="10pt" style:font-size-asian="10pt" style:font-size-complex="10pt"/>
    </style:style>
    <style:style style:name="T5" style:family="text">
      <style:text-properties style:text-position="super 58%"/>
    </style:style>
    <style:style style:name="T6" style:family="text">
      <style:text-properties style:text-position="super 58%" officeooo:rsid="0025fe50"/>
    </style:style>
    <style:style style:name="T7" style:family="text">
      <style:text-properties officeooo:rsid="0025fe50"/>
    </style:style>
    <style:style style:name="T8" style:family="text">
      <style:text-properties officeooo:rsid="0026ec35"/>
    </style:style>
    <style:style style:name="T9" style:family="text">
      <style:text-properties officeooo:rsid="0027ab4a"/>
    </style:style>
    <style:style style:name="T10" style:family="text">
      <style:text-properties officeooo:rsid="002b3248"/>
    </style:style>
    <style:style style:name="T11" style:family="text">
      <style:text-properties officeooo:rsid="002cb881"/>
    </style:style>
    <style:style style:name="T12" style:family="text">
      <style:text-properties officeooo:rsid="002eafe2"/>
    </style:style>
    <style:style style:name="T13" style:family="text">
      <style:text-properties officeooo:rsid="002ff4a8"/>
    </style:style>
    <style:style style:name="T14" style:family="text">
      <style:text-properties officeooo:rsid="003154fa"/>
    </style:style>
    <style:style style:name="T15" style:family="text">
      <style:text-properties officeooo:rsid="00333b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sland of Humanity</text:p>
      <text:p text:style-name="P2">by Sven Nilsen, 2021</text:p>
      <text:p text:style-name="P1"/>
      <text:p text:style-name="P1">In the paper “Symbols of Power”<text:span text:style-name="T5"><text:reference-ref text:reference-format="text" text:ref-name="symbols of power">[1]</text:reference-ref></text:span>, I developed a building block which I will now use to construct an imaginary island. This island represents humanity<text:span text:style-name="T5"><text:reference-ref text:reference-format="text" text:ref-name="human">[2]</text:reference-ref></text:span>, surrounded by an infinite ocean, which represents the future potential of existence. The symbols of power are like units of measurements in this world.</text:p>
      <text:p text:style-name="P1"/>
      <text:p text:style-name="P1">Two people, Alice and Bob, wake up on the island of humanity.</text:p>
      <text:p text:style-name="P1"/>
      <text:p text:style-name="P1">They have been here all the time, yet their eyes have never been opened <text:span text:style-name="T1">until this moment</text:span>. It was about time! Their hands are clinging to some steep cliffs <text:span text:style-name="T1">diving straight into the ocean, where waves are smashing and crashing into land among big rocks, filling their ears with noise. Alice yells to Bob “Don’t let go, take my hand!”. Bob takes her hand and together they climb to safety against a wall.</text:span></text:p>
      <text:p text:style-name="P1"/>
      <text:p text:style-name="P3">The wall is part of a building. It is a lighthouse.</text:p>
      <text:p text:style-name="P3"/>
      <text:p text:style-name="P4">The lighthouse represents foundational research<text:span text:style-name="T5"><text:reference-ref text:reference-format="text" text:ref-name="miri">[3]</text:reference-ref></text:span> <text:span text:style-name="T7">on safety of AI</text:span><text:span text:style-name="T6"><text:reference-ref text:reference-format="text" text:ref-name="artificial intelligence">[4]</text:reference-ref></text:span>. Its purpose is to tell ships traveling on the ocean in the dark where they are. Alice and Bob do not know what ships are. <text:span text:style-name="T10">A</text:span>fter all, they just opened their eyes for the first time. Nevertheless, they can not help themselves but wonder: What is the purpose of this house? It does not seem to have much purpose on land and during the day.</text:p>
      <text:p text:style-name="P4"/>
      <text:p text:style-name="P4">Somebody built this lighthouse long time before people went to sea and learned to master the elements of nature. <text:span text:style-name="T2">These “somebody” are people working on foundational research. Their work do not seem to be very fruitful in the short term, but becomes vital in moments when you head into the unknown.</text:span></text:p>
      <text:p text:style-name="P3"/>
      <text:p text:style-name="P3">The cliffs represent the current state of humanity. We cling to symbols of power which are hard and inflexible and do not let much plantlife grow. <text:span text:style-name="T2">Plantlife are symbols of power which have high utility for humanity. </text:span>The steepness of <text:span text:style-name="T7">a</text:span> cliff represents the danger <text:span text:style-name="T11">facing</text:span> humanity, <text:span text:style-name="T11">which is</text:span> careless development of Artificial General Intelligence<text:span text:style-name="T5"><text:reference-ref text:reference-format="text" text:ref-name="agi">[5]</text:reference-ref></text:span> <text:span text:style-name="T3">(AGI)</text:span>. The blindness represent<text:span text:style-name="T2">s the tendency humanity has to think on short time scales, ignoring long time scales.</text:span></text:p>
      <text:p text:style-name="P3"/>
      <text:p text:style-name="P5">The ocean has a hypnotic effect on Alice and Bob, making them want to go there. Bob thinks he might be able to survive a dive from the cliffs and is about to jump. Alice pulls him away and says “Why take the chance? Let’s find a <text:span text:style-name="T8">safe </text:span>path down to the beach.”</text:p>
      <text:p text:style-name="P5"/>
      <text:p text:style-name="P5">Along the path down to the beach, Alice picks up two flowers, represent<text:span text:style-name="T12">ing</text:span> immortality and <text:span text:style-name="T12">the </text:span>end of all deseases. As beautiful these two flowers are, they are relatively easy to achieve, <text:span text:style-name="T3">even with narrow AI. The path down to the beach represents humanity moving in a direction of safe development of AGI.</text:span></text:p>
      <text:p text:style-name="P5"/>
      <text:p text:style-name="P6"><text:span text:style-name="T8">T</text:span>he <text:span text:style-name="T8">boundary of the</text:span> island of humanity, <text:span text:style-name="T8">where it </text:span>meets the ocean of future potential existence, <text:span text:style-name="T8">is AGI</text:span>. The ocean is dominated by Artificial Super Intelligence (ASI), which can be thought of as ships navigating safely by the signal of the lighthouse. Humanity either chooses to meet the ocean through a risky dive, or by moving along a path that goes to the beach, where they can build boats and later ships.</text:p>
      <text:p text:style-name="P6"/>
      <text:p text:style-name="P6">The beach is a place where humanity can thrive for some time, maybe fish from boats <text:span text:style-name="T8">for food</text:span>, until they decide to <text:span text:style-name="T8">build ships to </text:span>enter the ocean and become masters of the sea.</text:p>
      <text:p text:style-name="P13">One might think that the big moments in the future is when humanity gets the technology to become immortal or to end all deseases. It is easy to think that way, because we are currrently living on the side where this technology does not yet exist. However, looking past this point in time, the technology will become widely available and common among humans, <text:span text:style-name="T9">due to the laws of economics</text:span>. Children growing up in a such society will be used to it. It will cease to be special. How humanity chooses to deal with population growth in a such time is currently unknown, but human culture and values might change with technology.</text:p>
      <text:p text:style-name="P9"/>
      <text:p text:style-name="P9">Humans tend to see the world through the lens of its <text:span text:style-name="T13">current </text:span>technology. It can be difficult to see beyond <text:span text:style-name="T9">what we are capable of doing today. What I am trying to point out with this thought experiment, the imaginary island of humanity, is that the world within our reach is both a greater place than the corner of cliffs which we cling to, perhaps out of anxiety, but also small compared to the ocean of future potential of existence.</text:span></text:p>
      <text:p text:style-name="P9"/>
      <text:p text:style-name="P10">AGI is the kind of technology that opens up new directions that humanity can move in. <text:span text:style-name="T14">It can invent new symbols of power. Even with an open mind, these new symbols of power can be</text:span> completely unfamiliar <text:span text:style-name="T14">for us today</text:span>.</text:p>
      <text:p text:style-name="P10"/>
      <text:p text:style-name="P10">Alan Watts describe<text:span text:style-name="T15">d</text:span> the difference <text:span text:style-name="T15">of aestethics </text:span>between human architecture and nature: Human architecture reflect<text:span text:style-name="T15">s</text:span> some kind of “squareness” arising from our simple minds, while in nature “everything wiggles”. <text:span text:style-name="T15">H</text:span>umans get educated is through sequential processing of symbols, like computers performing instructions, following a single track <text:span text:style-name="T15">at a time</text:span>. In reality, the source of our problems, everything moves along infinite tracks <text:span text:style-name="T15">at the same time</text:span>, requiring a different kind of brain. Alan Watts saw nature as some kind of <text:span text:style-name="T15">network</text:span> where everything was connected and processing information in parallel, depending on everything else.<text:span text:style-name="T5"><text:reference-ref text:reference-format="text" text:ref-name="conversation with myself">[6]</text:reference-ref></text:span></text:p>
      <text:p text:style-name="P10"/>
      <text:p text:style-name="P11">When humans invent AGI, it can open up doors to kind of minds that travel along infinite tracks. This could lead to a different form of existence, of endless possibilities, like an ocean of symbols of power. The waves in this ocean represent changes in the nature of symbols of power themselves, taking on new shapes and laws which are currently unsuitable for our genes, our biological limitations. Humanity might change significantly over time, becoming a different species, with a whole different level of processing information.</text:p>
      <text:p text:style-name="P11"/>
      <text:p text:style-name="P11">Most of the ocean is unknown to humanity, so this is why we need a lighthouse.</text:p>
      <text:p text:style-name="P11"/>
      <text:p text:style-name="P11">At this scale, immortality might be just a flower in your hand, picked up along the way to the future ahead of you. I hope you make it safely down to the beach!</text:p>
      <text:h text:style-name="P12" text:outline-level="3">References:</text:h>
      <text:p text:style-name="P6"/>
      <text:p text:style-name="P6"><text:reference-mark-start text:name="symbols of power"/>[1]<text:reference-mark-end text:name="symbols of power"/><text:tab/>“Symbols of Power”</text:p>
      <text:p text:style-name="P6"><text:tab/>Sven Nilsen, 2021</text:p>
      <text:p text:style-name="P6"><text:tab/><text:a xlink:type="simple" xlink:href="https://github.com/advancedresearch/path_semantics/blob/master/papers-wip2/symbols-of-power.pdf" text:style-name="Internet_20_link" text:visited-style-name="Visited_20_Internet_20_Link"><text:span text:style-name="T4">https://github.com/advancedresearch/path_semantics/blob/master/papers-wip2/symbols-of-power.pdf</text:span></text:a></text:p>
      <text:p text:style-name="P6"/>
      <text:p text:style-name="P7"><text:reference-mark-start text:name="human"/>[2]<text:reference-mark-end text:name="human"/><text:tab/>“Human”</text:p>
      <text:p text:style-name="P7"><text:tab/>Wikipedia</text:p>
      <text:p text:style-name="P7"><text:tab/><text:a xlink:type="simple" xlink:href="https://en.wikipedia.org/wiki/Human" text:style-name="Internet_20_link" text:visited-style-name="Visited_20_Internet_20_Link"><text:span text:style-name="T4">https://en.wikipedia.org/wiki/Human</text:span></text:a></text:p>
      <text:p text:style-name="P7"/>
      <text:p text:style-name="P8"><text:reference-mark-start text:name="miri"/>[3]<text:reference-mark-end text:name="miri"/><text:tab/>“MIRI - Machine Intelligence Research Institute”</text:p>
      <text:p text:style-name="P8"><text:tab/>A non-profit organisation for foundational research on machine intelligence</text:p>
      <text:p text:style-name="P8"><text:tab/><text:a xlink:type="simple" xlink:href="https://intelligence.org/" text:style-name="Internet_20_link" text:visited-style-name="Visited_20_Internet_20_Link"><text:span text:style-name="T4">https://intelligence.org/</text:span></text:a></text:p>
      <text:p text:style-name="P8"/>
      <text:p text:style-name="P8"><text:reference-mark-start text:name="artificial intelligence"/>[4]<text:reference-mark-end text:name="artificial intelligence"/><text:tab/>“Artificial Intelligence”</text:p>
      <text:p text:style-name="P8"><text:tab/>Wikipedia</text:p>
      <text:p text:style-name="P8"><text:tab/><text:a xlink:type="simple" xlink:href="https://en.wikipedia.org/wiki/Artificial_intelligence" text:style-name="Internet_20_link" text:visited-style-name="Visited_20_Internet_20_Link"><text:span text:style-name="T4">https://en.wikipedia.org/wiki/Artificial_intelligence</text:span></text:a></text:p>
      <text:p text:style-name="P8"/>
      <text:p text:style-name="P8"><text:reference-mark-start text:name="agi"/>[5]<text:reference-mark-end text:name="agi"/><text:tab/>“Artificial General Intelligence”</text:p>
      <text:p text:style-name="P8"><text:tab/>Wikipedia</text:p>
      <text:p text:style-name="P8"><text:tab/><text:a xlink:type="simple" xlink:href="https://en.wikipedia.org/wiki/Artificial_general_intelligence" text:style-name="Internet_20_link" text:visited-style-name="Visited_20_Internet_20_Link"><text:span text:style-name="T4">https://en.wikipedia.org/wiki/Artificial_general_intelligence</text:span></text:a></text:p>
      <text:p text:style-name="P8"/>
      <text:p text:style-name="P15"><text:reference-mark-start text:name="conversation with myself"/>[6]<text:reference-mark-end text:name="conversation with myself"/><text:tab/>“Conversation With Myself”</text:p>
      <text:p text:style-name="P15"><text:tab/>Alan Watts, 1971</text:p>
      <text:p text:style-name="P15"><text:tab/><text:a xlink:type="simple" xlink:href="https://www.youtube.com/watch?v=ylqPkuCJPBs" text:style-name="Internet_20_link" text:visited-style-name="Visited_20_Internet_20_Link"><text:span text:style-name="T4">https://www.youtube.com/watch?v=ylqPkuCJPBs</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3T22:39:24.992064000</meta:creation-date>
    <dc:date>2021-07-25T07:02:28.639614000</dc:date>
    <meta:editing-duration>PT33M54S</meta:editing-duration>
    <meta:editing-cycles>13</meta:editing-cycles>
    <meta:generator>LibreOffice/5.1.2.2$MacOSX_X86_64 LibreOffice_project/d3bf12ecb743fc0d20e0be0c58ca359301eb705f</meta:generator>
    <meta:document-statistic meta:table-count="0" meta:image-count="0" meta:object-count="0" meta:page-count="3" meta:paragraph-count="39" meta:word-count="1071" meta:character-count="6508" meta:non-whitespace-character-count="5464"/>
  </office:meta>
</office:document-meta>
</file>